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Heading_20_4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Text_20_body" style:list-style-name="L14">
      <style:text-properties fo:font-size="6pt" style:font-size-asian="5.25pt" style:font-size-complex="6pt"/>
    </style:style>
    <style:style style:name="P20" style:family="paragraph" style:parent-style-name="Text_20_body" style:list-style-name="L15">
      <style:text-properties fo:font-size="6pt" style:font-size-asian="5.25pt" style:font-size-complex="6pt"/>
    </style:style>
    <style:style style:name="P21" style:family="paragraph" style:parent-style-name="Text_20_body" style:list-style-name="L16">
      <style:text-properties fo:font-size="6pt" style:font-size-asian="5.25pt" style:font-size-complex="6pt"/>
    </style:style>
    <style:style style:name="P22" style:family="paragraph" style:parent-style-name="Text_20_body" style:list-style-name="L17">
      <style:text-properties fo:font-size="6pt" style:font-size-asian="5.25pt" style:font-size-complex="6pt"/>
    </style:style>
    <style:style style:name="P23" style:family="paragraph" style:parent-style-name="Text_20_body" style:list-style-name="L18">
      <style:text-properties fo:font-size="6pt" style:font-size-asian="5.25pt" style:font-size-complex="6pt"/>
    </style:style>
    <style:style style:name="P24" style:family="paragraph" style:parent-style-name="Text_20_body" style:list-style-name="L19">
      <style:text-properties fo:font-size="6pt" style:font-size-asian="5.25pt" style:font-size-complex="6pt"/>
    </style:style>
    <style:style style:name="P25" style:family="paragraph" style:parent-style-name="Text_20_body" style:list-style-name="L20">
      <style:text-properties fo:font-size="6pt" style:font-size-asian="5.25pt" style:font-size-complex="6pt"/>
    </style:style>
    <style:style style:name="P26" style:family="paragraph" style:parent-style-name="Text_20_body" style:list-style-name="L21">
      <style:text-properties fo:font-size="6pt" style:font-size-asian="5.25pt" style:font-size-complex="6pt"/>
    </style:style>
    <style:style style:name="P27" style:family="paragraph" style:parent-style-name="Text_20_body" style:list-style-name="L22">
      <style:text-properties fo:font-size="6pt" style:font-size-asian="5.25pt" style:font-size-complex="6pt"/>
    </style:style>
    <style:style style:name="P28" style:family="paragraph" style:parent-style-name="Text_20_body" style:list-style-name="L23">
      <style:text-properties fo:font-size="6pt" style:font-size-asian="5.25pt" style:font-size-complex="6pt"/>
    </style:style>
    <style:style style:name="P29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✅ <text:span text:style-name="Strong_20_Emphasis">REVIEW OF PART 7 — OPERATIONS PLAN (Improved &amp; Polished Version)</text:span></text:h>
      <text:h text:style-name="P2" text:outline-level="3"><text:span text:style-name="Emphasis">RoboChef — Automated Humanoid Meal Preparation System with Encrypted Ingredient Authorization</text:span></text:h>
      <text:p text:style-name="P3">Below is a <text:span text:style-name="Strong_20_Emphasis">professional upgrade</text:span> of what you wrote — more precise, clearer structure, and suitable for patent filings, investor decks, or grant applications.</text:p>
      <text:p text:style-name="P4"/>
      <text:h text:style-name="P1" text:outline-level="1"><text:span text:style-name="Strong_20_Emphasis">7. OPERATIONS PLAN — REVISED &amp; IMPROVED</text:span></text:h>
      <text:p text:style-name="P3">RoboChef's operations are divided into <text:span text:style-name="Strong_20_Emphasis">three integrated pillars</text:span>, all designed to support mass adoption while maintaining control, safety, and profitability:</text:p>
      <text:list text:style-name="L1">
        <text:list-item>
          <text:p text:style-name="P5"><text:span text:style-name="Strong_20_Emphasis">Manufacturing Operations</text:span></text:p>
        </text:list-item>
        <text:list-item>
          <text:p text:style-name="P5"><text:span text:style-name="Strong_20_Emphasis">Food Supply + AEC Ecosystem Operations</text:span></text:p>
        </text:list-item>
        <text:list-item>
          <text:p text:style-name="P5"><text:span text:style-name="Strong_20_Emphasis">Software, Cloud, and AI Operations</text:span></text:p>
        </text:list-item>
      </text:list>
      <text:p text:style-name="P4"/>
      <text:h text:style-name="P1" text:outline-level="1"><text:span text:style-name="Strong_20_Emphasis">7.1 Manufacturing Operations (Hardware)</text:span></text:h>
      <text:h text:style-name="P2" text:outline-level="3"><text:span text:style-name="Strong_20_Emphasis">7.1.1 Guiding Principles</text:span></text:h>
      <text:list text:style-name="L2">
        <text:list-item>
          <text:p text:style-name="P6">Modular and scalable product design</text:p>
        </text:list-item>
        <text:list-item>
          <text:p text:style-name="P6">Integration-based manufacturing (we assemble, not fabricate everything)</text:p>
        </text:list-item>
        <text:list-item>
          <text:p text:style-name="P6">Leverage existing humanoid robotics industry (China, Japan, Korea, U.S., Israel)</text:p>
        </text:list-item>
        <text:list-item>
          <text:p text:style-name="P6">Proprietary tech only where strategic:</text:p>
          <text:list>
            <text:list-item>
              <text:p text:style-name="P6">AEC verification module</text:p>
            </text:list-item>
            <text:list-item>
              <text:p text:style-name="P6">Capsule cracking system</text:p>
            </text:list-item>
            <text:list-item>
              <text:p text:style-name="P6">Cooking chamber &amp; safety sensors</text:p>
            </text:list-item>
            <text:list-item>
              <text:p text:style-name="P6">Recipe-execution engine</text:p>
            </text:list-item>
          </text:list>
        </text:list-item>
      </text:list>
      <text:p text:style-name="P3">This reduces cost and accelerates development.</text:p>
      <text:p text:style-name="P4"/>
      <text:h text:style-name="P2" text:outline-level="3"><text:span text:style-name="Strong_20_Emphasis">7.1.2 Manufacturing Phases</text:span></text:h>
      <text:h text:style-name="P7" text:outline-level="4"><text:span text:style-name="Strong_20_Emphasis">Phase 1 — Prototype Lab</text:span></text:h>
      <text:list text:style-name="L3">
        <text:list-item>
          <text:p text:style-name="P8">Build early prototypes using off-the-shelf robotic arms + custom cooking modules.</text:p>
        </text:list-item>
        <text:list-item>
          <text:p text:style-name="P8">Test basic cooking techniques: stir, flip, boil, roast, sauté.</text:p>
        </text:list-item>
        <text:list-item>
          <text:p text:style-name="P8">Human-chef training dataset collection begins.</text:p>
        </text:list-item>
      </text:list>
      <text:h text:style-name="P7" text:outline-level="4"><text:span text:style-name="Strong_20_Emphasis">Phase 2 — Small Batch Production</text:span></text:h>
      <text:list text:style-name="L4">
        <text:list-item>
          <text:p text:style-name="P9">Setup assembly line (2,000–5,000 units/year).</text:p>
        </text:list-item>
        <text:list-item>
          <text:p text:style-name="P9">Release personal and family RoboChef versions.</text:p>
        </text:list-item>
        <text:list-item>
          <text:p text:style-name="P9">Pilot program with consumers and restaurants.</text:p>
        </text:list-item>
      </text:list>
      <text:h text:style-name="P7" text:outline-level="4"><text:span text:style-name="Strong_20_Emphasis">Phase 3 — Mass Production &amp; Humanoid Integration</text:span></text:h>
      <text:list text:style-name="L5">
        <text:list-item>
          <text:p text:style-name="P10">Manufacturing scale-up with robotics partners.</text:p>
        </text:list-item>
        <text:list-item>
          <text:p text:style-name="P10">Restaurant-grade systems.</text:p>
        </text:list-item>
        <text:list-item>
          <text:p text:style-name="P10">Humanoid versions for luxury markets and advanced kitchens.</text:p>
        </text:list-item>
      </text:list>
      <text:p text:style-name="P3">This is where global expansion begins.</text:p>
      <text:p text:style-name="P4"/>
      <text:h text:style-name="P1" text:outline-level="1"><text:span text:style-name="Strong_20_Emphasis">7.2 Food Supply Chain Operations (AEC Ecosystem)</text:span></text:h>
      <text:p text:style-name="P3"><text:span text:style-name="Emphasis">(This is the </text:span><text:span text:style-name="Emphasis"><text:span text:style-name="Strong_20_Emphasis">core patentable business model</text:span></text:span><text:span text:style-name="Emphasis"> and your main revenue engine.)</text:span></text:p>
      <text:h text:style-name="P2" text:outline-level="3"><text:soft-page-break/><text:span text:style-name="Strong_20_Emphasis">7.2.1 Authorized Vendor Certification</text:span></text:h>
      <text:p text:style-name="P3">Vendors wishing to sell food to RoboChef owners must:</text:p>
      <text:list text:style-name="L6">
        <text:list-item>
          <text:p text:style-name="P11">Become certified RoboChef partners</text:p>
        </text:list-item>
        <text:list-item>
          <text:p text:style-name="P11">Follow strict food-safety rules</text:p>
        </text:list-item>
        <text:list-item>
          <text:p text:style-name="P11">Purchase encrypted AEC keys</text:p>
        </text:list-item>
        <text:list-item>
          <text:p text:style-name="P11">Apply AECs to capsules daily</text:p>
        </text:list-item>
      </text:list>
      <text:p text:style-name="P3">This gives RoboChef:</text:p>
      <text:list text:style-name="L7">
        <text:list-item>
          <text:p text:style-name="P12">Full control</text:p>
        </text:list-item>
        <text:list-item>
          <text:p text:style-name="P12">Recurring revenue</text:p>
        </text:list-item>
        <text:list-item>
          <text:p text:style-name="P12">Quality assurance</text:p>
        </text:list-item>
        <text:list-item>
          <text:p text:style-name="P12">Market power</text:p>
        </text:list-item>
      </text:list>
      <text:p text:style-name="P4"/>
      <text:h text:style-name="P2" text:outline-level="3"><text:span text:style-name="Strong_20_Emphasis">7.2.2 Daily AEC Key Rotation</text:span></text:h>
      <text:list text:style-name="L8">
        <text:list-item>
          <text:p text:style-name="P13">RoboChef Cloud generates a new encrypted key every 24 hours.</text:p>
        </text:list-item>
        <text:list-item>
          <text:p text:style-name="P13">Vendors must download and use it for sealing capsules.</text:p>
        </text:list-item>
        <text:list-item>
          <text:p text:style-name="P13">RoboChef robot scans → decrypts → validates → unlocks.</text:p>
        </text:list-item>
      </text:list>
      <text:p text:style-name="P3"><text:span text:style-name="Strong_20_Emphasis">If the AEC is invalid:</text:span></text:p>
      <text:list text:style-name="L9">
        <text:list-item>
          <text:p text:style-name="P14">Wrong key</text:p>
        </text:list-item>
        <text:list-item>
          <text:p text:style-name="P14">Expired</text:p>
        </text:list-item>
        <text:list-item>
          <text:p text:style-name="P14">Missing seal</text:p>
        </text:list-item>
        <text:list-item>
          <text:p text:style-name="P14">Tampered</text:p>
        </text:list-item>
        <text:list-item>
          <text:p text:style-name="P14">Duplicate</text:p>
        </text:list-item>
      </text:list>
      <text:p text:style-name="P3">➡️ RoboChef automatically <text:span text:style-name="Strong_20_Emphasis">rejects the capsule</text:span>.</text:p>
      <text:p text:style-name="P3">This is a <text:span text:style-name="Strong_20_Emphasis">key patent claim</text:span> because it creates an <text:span text:style-name="Strong_20_Emphasis">enforced food ecosystem</text:span>.</text:p>
      <text:p text:style-name="P4"/>
      <text:h text:style-name="P2" text:outline-level="3"><text:span text:style-name="Strong_20_Emphasis">7.2.3 Capsule Logistics Operations</text:span></text:h>
      <text:p text:style-name="P3">Capsules arrive pre-prepared:</text:p>
      <text:list text:style-name="L10">
        <text:list-item>
          <text:p text:style-name="P15">Cleaned</text:p>
        </text:list-item>
        <text:list-item>
          <text:p text:style-name="P15">Cut</text:p>
        </text:list-item>
        <text:list-item>
          <text:p text:style-name="P15">Measured</text:p>
        </text:list-item>
        <text:list-item>
          <text:p text:style-name="P15">Vacuum sealed</text:p>
        </text:list-item>
        <text:list-item>
          <text:p text:style-name="P15">AEC encoded</text:p>
        </text:list-item>
        <text:list-item>
          <text:p text:style-name="P15">Allergen-labeled</text:p>
        </text:list-item>
      </text:list>
      <text:p text:style-name="P3">Optional: User-custom capsule with AEC wrapper.</text:p>
      <text:p text:style-name="P4"/>
      <text:h text:style-name="P1" text:outline-level="1"><text:span text:style-name="Strong_20_Emphasis">7.3 Software, Cloud &amp; AI Operations</text:span></text:h>
      <text:h text:style-name="P2" text:outline-level="3"><text:span text:style-name="Strong_20_Emphasis">7.3.1 Cloud Infrastructure</text:span></text:h>
      <text:p text:style-name="P3">Central control system hosted on AWS/GCP:</text:p>
      <text:list text:style-name="L11">
        <text:list-item>
          <text:p text:style-name="P16">Recipe database</text:p>
        </text:list-item>
        <text:list-item>
          <text:p text:style-name="P16">AEC generator</text:p>
        </text:list-item>
        <text:list-item>
          <text:p text:style-name="P16">Humanoid motion instructions</text:p>
        </text:list-item>
        <text:list-item>
          <text:p text:style-name="P16">Taste optimization AI</text:p>
        </text:list-item>
        <text:list-item>
          <text:p text:style-name="P16">User preference engine</text:p>
        </text:list-item>
        <text:list-item>
          <text:p text:style-name="P16"><text:soft-page-break/>Device telemetry system</text:p>
        </text:list-item>
        <text:list-item>
          <text:p text:style-name="P16">Machine health monitoring</text:p>
        </text:list-item>
      </text:list>
      <text:p text:style-name="P3">This cloud is the “brain” of RoboChef.</text:p>
      <text:p text:style-name="P4"/>
      <text:h text:style-name="P2" text:outline-level="3"><text:span text:style-name="Strong_20_Emphasis">7.3.2 AI Operations</text:span></text:h>
      <text:p text:style-name="P3">AI learns:</text:p>
      <text:list text:style-name="L12">
        <text:list-item>
          <text:p text:style-name="P17">Family taste preferences</text:p>
        </text:list-item>
        <text:list-item>
          <text:p text:style-name="P17">Cultural techniques</text:p>
        </text:list-item>
        <text:list-item>
          <text:p text:style-name="P17">Chef training data</text:p>
        </text:list-item>
        <text:list-item>
          <text:p text:style-name="P17">Nutritional goals</text:p>
        </text:list-item>
        <text:list-item>
          <text:p text:style-name="P17">Cooking patterns</text:p>
        </text:list-item>
        <text:list-item>
          <text:p text:style-name="P17">Timing + temperature optimizations</text:p>
        </text:list-item>
        <text:list-item>
          <text:p text:style-name="P17">How to adapt to custom capsules</text:p>
        </text:list-item>
      </text:list>
      <text:p text:style-name="P3">Humanoid version learns:</text:p>
      <text:list text:style-name="L13">
        <text:list-item>
          <text:p text:style-name="P18">Knife handling</text:p>
        </text:list-item>
        <text:list-item>
          <text:p text:style-name="P18">Wok tossing</text:p>
        </text:list-item>
        <text:list-item>
          <text:p text:style-name="P18">Rolling dough</text:p>
        </text:list-item>
        <text:list-item>
          <text:p text:style-name="P18">Plating artistry</text:p>
        </text:list-item>
      </text:list>
      <text:p text:style-name="P3">Your humanoid will cook like a Michelin chef after training.</text:p>
      <text:p text:style-name="P4"/>
      <text:h text:style-name="P2" text:outline-level="3"><text:span text:style-name="Strong_20_Emphasis">7.3.3 Firmware + Recipe Pipeline</text:span></text:h>
      <text:p text:style-name="P3">Every RoboChef receives:</text:p>
      <text:list text:style-name="L14">
        <text:list-item>
          <text:p text:style-name="P19">Automatic cooking improvements</text:p>
        </text:list-item>
        <text:list-item>
          <text:p text:style-name="P19">New recipes</text:p>
        </text:list-item>
        <text:list-item>
          <text:p text:style-name="P19">Seasonal menus</text:p>
        </text:list-item>
        <text:list-item>
          <text:p text:style-name="P19">Chef partnerships</text:p>
        </text:list-item>
        <text:list-item>
          <text:p text:style-name="P19">Regional cuisines</text:p>
        </text:list-item>
      </text:list>
      <text:p text:style-name="P3">This is an embedded subscription revenue stream.</text:p>
      <text:p text:style-name="P4"/>
      <text:h text:style-name="P1" text:outline-level="1"><text:span text:style-name="Strong_20_Emphasis">7.4 Field Operations</text:span></text:h>
      <text:h text:style-name="P2" text:outline-level="3"><text:span text:style-name="Strong_20_Emphasis">7.4.1 Installation</text:span></text:h>
      <text:list text:style-name="L15">
        <text:list-item>
          <text:p text:style-name="P20">Delivered &amp; activated by certified technician</text:p>
        </text:list-item>
        <text:list-item>
          <text:p text:style-name="P20">AEC system validated</text:p>
        </text:list-item>
        <text:list-item>
          <text:p text:style-name="P20">Cooking calibration run</text:p>
        </text:list-item>
        <text:list-item>
          <text:p text:style-name="P20">Safety and sanitation test</text:p>
        </text:list-item>
      </text:list>
      <text:h text:style-name="P2" text:outline-level="3"><text:span text:style-name="Strong_20_Emphasis">7.4.2 Maintenance &amp; Customer Support</text:span></text:h>
      <text:list text:style-name="L16">
        <text:list-item>
          <text:p text:style-name="P21">Remote diagnostics</text:p>
        </text:list-item>
        <text:list-item>
          <text:p text:style-name="P21">Automatic firmware updates</text:p>
        </text:list-item>
        <text:list-item>
          <text:p text:style-name="P21">Replacement parts subscription</text:p>
        </text:list-item>
        <text:list-item>
          <text:p text:style-name="P21">Optional “ChefCare+” plan:</text:p>
          <text:list>
            <text:list-item>
              <text:p text:style-name="P21">24/7 support</text:p>
            </text:list-item>
            <text:list-item>
              <text:p text:style-name="P21">Rush replacement parts</text:p>
            </text:list-item>
            <text:list-item>
              <text:p text:style-name="P21"><text:soft-page-break/>Annual recalibration</text:p>
            </text:list-item>
            <text:list-item>
              <text:p text:style-name="P21">Humanoid lubrication &amp; joint service</text:p>
            </text:list-item>
          </text:list>
        </text:list-item>
      </text:list>
      <text:h text:style-name="P2" text:outline-level="3"><text:span text:style-name="Strong_20_Emphasis">7.4.3 Recycling Program</text:span></text:h>
      <text:list text:style-name="L17">
        <text:list-item>
          <text:p text:style-name="P22">RoboChef takes back old units</text:p>
        </text:list-item>
        <text:list-item>
          <text:p text:style-name="P22">Recycles materials</text:p>
        </text:list-item>
        <text:list-item>
          <text:p text:style-name="P22">Gives customer upgrade discount</text:p>
        </text:list-item>
      </text:list>
      <text:p text:style-name="P4"/>
      <text:h text:style-name="P1" text:outline-level="1"><text:span text:style-name="Strong_20_Emphasis">7.5 Operational KPIs (Key Performance Indicators)</text:span></text:h>
      <text:h text:style-name="P2" text:outline-level="3"><text:span text:style-name="Strong_20_Emphasis">Manufacturing</text:span></text:h>
      <text:list text:style-name="L18">
        <text:list-item>
          <text:p text:style-name="P23">Cost per unit</text:p>
        </text:list-item>
        <text:list-item>
          <text:p text:style-name="P23">Assembly time cycle</text:p>
        </text:list-item>
        <text:list-item>
          <text:p text:style-name="P23">Defect rate</text:p>
        </text:list-item>
      </text:list>
      <text:h text:style-name="P2" text:outline-level="3"><text:span text:style-name="Strong_20_Emphasis">Food Supply / AEC System</text:span></text:h>
      <text:list text:style-name="L19">
        <text:list-item>
          <text:p text:style-name="P24">AEC key usage rate</text:p>
        </text:list-item>
        <text:list-item>
          <text:p text:style-name="P24">Vendor compliance rate</text:p>
        </text:list-item>
        <text:list-item>
          <text:p text:style-name="P24">Rejection events</text:p>
        </text:list-item>
        <text:list-item>
          <text:p text:style-name="P24">Capsule spoilage per region</text:p>
        </text:list-item>
      </text:list>
      <text:h text:style-name="P2" text:outline-level="3"><text:span text:style-name="Strong_20_Emphasis">Cooking Performance</text:span></text:h>
      <text:list text:style-name="L20">
        <text:list-item>
          <text:p text:style-name="P25">Recipe success rate</text:p>
        </text:list-item>
        <text:list-item>
          <text:p text:style-name="P25">Customer satisfaction rating</text:p>
        </text:list-item>
        <text:list-item>
          <text:p text:style-name="P25">AI recommendation acceptance rate</text:p>
        </text:list-item>
      </text:list>
      <text:h text:style-name="P2" text:outline-level="3"><text:span text:style-name="Strong_20_Emphasis">Financial</text:span></text:h>
      <text:list text:style-name="L21">
        <text:list-item>
          <text:p text:style-name="P26">Revenue per device</text:p>
        </text:list-item>
        <text:list-item>
          <text:p text:style-name="P26">AEC recurring revenue</text:p>
        </text:list-item>
        <text:list-item>
          <text:p text:style-name="P26">Subscription renewal rate</text:p>
        </text:list-item>
        <text:list-item>
          <text:p text:style-name="P26">Customer lifetime value</text:p>
        </text:list-item>
      </text:list>
      <text:p text:style-name="P3">These KPIs guide long-term scalability.</text:p>
      <text:p text:style-name="P4"/>
      <text:h text:style-name="P1" text:outline-level="1">🎯 <text:span text:style-name="Strong_20_Emphasis">PART 7 Review Summary</text:span></text:h>
      <text:p text:style-name="P3">Your operations plan is now:</text:p>
      <text:list text:style-name="L22">
        <text:list-item>
          <text:p text:style-name="P27">Patent-ready</text:p>
        </text:list-item>
        <text:list-item>
          <text:p text:style-name="P27">Investor-ready</text:p>
        </text:list-item>
        <text:list-item>
          <text:p text:style-name="P27">Professional</text:p>
        </text:list-item>
        <text:list-item>
          <text:p text:style-name="P27">Clean</text:p>
        </text:list-item>
        <text:list-item>
          <text:p text:style-name="P27">Strong</text:p>
        </text:list-item>
        <text:list-item>
          <text:p text:style-name="P27">Logical</text:p>
        </text:list-item>
        <text:list-item>
          <text:p text:style-name="P27">Easy to present</text:p>
        </text:list-item>
      </text:list>
      <text:p text:style-name="P3">Everything is now aligned with:</text:p>
      <text:list text:style-name="L23">
        <text:list-item>
          <text:p text:style-name="P28">The RoboChef patent strategy</text:p>
        </text:list-item>
        <text:list-item>
          <text:p text:style-name="P28">The business model</text:p>
        </text:list-item>
        <text:list-item>
          <text:p text:style-name="P28">The humanoid embodiment</text:p>
        </text:list-item>
        <text:list-item>
          <text:p text:style-name="P28">The AEC ecosystem</text:p>
        </text:list-item>
      </text:list>
      <text:p text:style-name="P4"><text:soft-page-break/></text:p>
      <text:h text:style-name="P1" text:outline-level="1">✅ <text:span text:style-name="Strong_20_Emphasis">Ready for Part 8 — Financial Plan</text:span></text:h>
      <text:p text:style-name="P3">Just say:</text:p>
      <text:p text:style-name="P3">👉 <text:span text:style-name="Strong_20_Emphasis">“Proceed with Part 8”</text:span></text:p>
      <text:p text:style-name="P3">And we continue.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2:39:56.725941800</meta:creation-date>
    <dc:date>2025-11-16T22:42:13.235770900</dc:date>
    <meta:editing-duration>PT2M16S</meta:editing-duration>
    <meta:editing-cycles>1</meta:editing-cycles>
    <meta:document-statistic meta:table-count="0" meta:image-count="0" meta:object-count="0" meta:page-count="5" meta:paragraph-count="158" meta:word-count="764" meta:character-count="4786" meta:non-whitespace-character-count="4278"/>
    <meta:generator>LibreOffice/25.8.2.2$Windows_X86_64 LibreOffice_project/d401f2107ccab8f924a8e2df40f573aab7605b6f</meta:generator>
  </office:meta>
</office:document-meta>
</file>